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4" style:family="paragraph" style:parent-style-name="Contents_20_2">
      <style:paragraph-properties>
        <style:tab-stops>
          <style:tab-stop style:position="19.006cm" style:type="right" style:leader-style="dotted" style:leader-text="."/>
        </style:tab-stops>
      </style:paragraph-properties>
    </style:style>
    <style:style style:name="P35" style:family="paragraph" style:parent-style-name="Contents_20_1">
      <style:paragraph-properties>
        <style:tab-stops>
          <style:tab-stop style:position="19.006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7"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8"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9" style:family="paragraph" style:parent-style-name="Heading_20_1" style:list-style-name="WW8Num13">
      <style:paragraph-properties fo:margin-left="0.75cm" fo:margin-right="0cm" fo:text-indent="-0.75cm" style:auto-text-indent="false"/>
    </style:style>
    <style:style style:name="P40"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1"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4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5">第一章概述<text:tab/>5</text:p>
          <text:p text:style-name="P34">第一节关于libcstl<text:tab/>5</text:p>
          <text:p text:style-name="P35">第二章libcstl库的基本结构<text:tab/>6</text:p>
          <text:p text:style-name="P34">第一节libcstl的组成部分<text:tab/>6</text:p>
          <text:p text:style-name="P34">第二节容器与迭代器<text:tab/>6</text:p>
          <text:p text:style-name="P34">第三节内存管理<text:tab/>7</text:p>
          <text:p text:style-name="P34">第四节算法和函数<text:tab/>8</text:p>
          <text:p text:style-name="P34">第五节类型机制<text:tab/>9</text:p>
          <text:p text:style-name="P35">第三章libcstl内存管理<text:tab/>11</text:p>
          <text:p text:style-name="P34">第一节小内存管理机制<text:tab/>11</text:p>
          <text:p text:style-name="P34">第二节内存管理代码结构<text:tab/>16</text:p>
          <text:p text:style-name="P34">第三节内部接口<text:tab/>18</text:p>
          <text:p text:style-name="P35">第四章libcstl类型机制<text:tab/>20</text:p>
          <text:p text:style-name="P34">第一节类型机制<text:tab/>20</text:p>
          <text:p text:style-name="P34">第二节类型机制的代码结构<text:tab/>21</text:p>
          <text:p text:style-name="P34">第三节外部接口<text:tab/>22</text:p>
          <text:p text:style-name="P34">第四节内部接口<text:tab/>23</text:p>
          <text:p text:style-name="P34">第五节类型识别<text:tab/>26</text:p>
          <text:p text:style-name="P35">第五章libcstl迭代器<text:tab/>33</text:p>
          <text:p text:style-name="P34">第一节迭代器的机制<text:tab/>33</text:p>
          <text:p text:style-name="P34">第二节迭代器的代码结构<text:tab/>33</text:p>
          <text:p text:style-name="P34">第三节对外接口<text:tab/>34</text:p>
          <text:p text:style-name="P34">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7119056" text:style-name="WW8Num13">
        <text:list-item>
          <text:h text:style-name="P39" text:outline-level="1"><text:soft-page-break/>概述</text:h>
          <text:list>
            <text:list-item>
              <text:h text:style-name="P42"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7156351" text:continue-numbering="true" text:style-name="WW8Num13">
        <text:list-item>
          <text:h text:style-name="P40" text:outline-level="1"><text:soft-page-break/>libcstl库的基本结构</text:h>
          <text:list>
            <text:list-item>
              <text:h text:style-name="P4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7153585" text:continue-numbering="true" text:style-name="WW8Num13">
        <text:list-item>
          <text:list>
            <text:list-item>
              <text:h text:style-name="P48"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7146561" text:continue-numbering="true" text:style-name="WW8Num13">
        <text:list-item>
          <text:list>
            <text:list-item>
              <text:h text:style-name="P4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7134542" text:continue-numbering="true" text:style-name="WW8Num13">
        <text:list-item>
          <text:list>
            <text:list-item>
              <text:h text:style-name="P4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7130465" text:continue-numbering="true" text:style-name="WW8Num13">
        <text:list-item>
          <text:list>
            <text:list-item>
              <text:h text:style-name="P4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7140918" text:continue-numbering="true" text:style-name="WW8Num13">
        <text:list-item>
          <text:h text:style-name="P40"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7137659" text:continue-numbering="true" text:style-name="WW8Num13">
        <text:list-item>
          <text:list>
            <text:list-item>
              <text:h text:style-name="P4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7142554" text:continue-numbering="true" text:style-name="WW8Num13">
        <text:list-item>
          <text:list>
            <text:list-item>
              <text:h text:style-name="P4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_byte_t <text:s text:c="11"/>_pby_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NK_COUNT]; <text:s text:c="2"/>/* 内存块管理列表 */ </text:p>
            <text:p text:style-name="P30"><text:s text:c="4"/>_byte_t** <text:s text:c="2"/>_ppby_mempoolcontainer; <text:s text:c="9"/>/* 内存池管理列表 */ </text:p>
            <text:p text:style-name="P30"><text:s text:c="4"/>_byte_t* <text:s text:c="3"/>_pby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7150417" text:continue-numbering="true" text:style-name="WW8Num13">
        <text:list-item>
          <text:list>
            <text:list-item>
              <text:h text:style-name="P4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0">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0">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0">void _alloc_deallocate( </text:p>
            <text:p text:style-name="P30"><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0">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7150984" text:continue-numbering="true" text:style-name="WW8Num13">
        <text:list-item>
          <text:h text:style-name="P41"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7146456" text:continue-numbering="true" text:style-name="WW8Num13">
        <text:list-item>
          <text:list>
            <text:list-item>
              <text:h text:style-name="P4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7140110" text:continue-numbering="true" text:style-name="WW8Num13">
        <text:list-item>
          <text:list>
            <text:list-item>
              <text:h text:style-name="P4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_alloc_t <text:s text:c="12"/>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37156808" text:continue-numbering="true" text:style-name="WW8Num13">
        <text:list-item>
          <text:list>
            <text:list-item>
              <text:h text:style-name="P4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7152814" text:continue-numbering="true" text:style-name="WW8Num13">
        <text:list-item>
          <text:list>
            <text:list-item>
              <text:h text:style-name="P4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7155203" text:continue-numbering="true" text:style-name="WW8Num13">
        <text:list-item>
          <text:list>
            <text:list-item>
              <text:h text:style-name="P4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5"><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5"><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5"><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5"><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5"><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5"><text:span text:style-name="T8"><text:s text:c="14"/></text:span><text:span text:style-name="T27">bidirectional_iterator_t</text:span><text:span text:style-name="T8"> | </text:span><text:span text:style-name="T27">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6"><text:span text:style-name="T7"><text:s text:c="21"/></text:span><text:span text:style-name="T26">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8"/>
      <text:p text:style-name="P32"><text:tab/>首先要对此法进行处理，将此法转换成有限的状态机：</text:p>
      <text:p text:style-name="P33"><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7134831" text:continue-numbering="true" text:style-name="WW8Num13">
        <text:list-item>
          <text:list>
            <text:list-item>
              <text:h text:style-name="P4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48643" text:continue-numbering="true" text:style-name="WW8Num13">
        <text:list-item>
          <text:h text:style-name="P41"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7133358" text:continue-numbering="true" text:style-name="WW8Num13">
        <text:list-item>
          <text:list>
            <text:list-item>
              <text:h text:style-name="P4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7137033" text:continue-numbering="true" text:style-name="WW8Num13">
        <text:list-item>
          <text:list>
            <text:list-item>
              <text:h text:style-name="P4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7127367" text:continue-numbering="true" text:style-name="WW8Num13">
        <text:list-item>
          <text:list>
            <text:list-item>
              <text:h text:style-name="P4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7151090" text:continue-numbering="true" text:style-name="WW8Num13">
        <text:list-item>
          <text:list>
            <text:list-item>
              <text:h text:style-name="P4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48625" text:continue-numbering="true" text:style-name="WW8Num13">
        <text:list-item>
          <text:h text:style-name="P41"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7135494" text:continue-numbering="true" text:style-name="WW8Num13">
        <text:list-item>
          <text:list>
            <text:list-item>
              <text:h text:style-name="P47"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7155084" text:continue-numbering="true" text:style-name="WW8Num13">
        <text:list-item>
          <text:list>
            <text:list-item>
              <text:h text:style-name="P47"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37154315" text:continue-numbering="true" text:style-name="WW8Num13">
        <text:list-item>
          <text:list>
            <text:list-item>
              <text:h text:style-name="P47"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_alloc_t <text:s text:c="3"/>_t_allocator; <text:s text:c="6"/>/* 内存管理 */</text:p>
            <text:p text:style-name="P30"/>
            <text:p text:style-name="P30"><text:s text:c="4"/>char* <text:s text:c="6"/>_pc_start; <text:s text:c="9"/>/* 容器的开始位置 */</text:p>
            <text:p text:style-name="P30"><text:s text:c="4"/>char* <text:s text:c="6"/>_pc_finish; <text:s text:c="8"/>/* 数据的末尾 */</text:p>
            <text:p text:style-name="P30"><text:s text:c="4"/>char* <text:s text:c="6"/>_pc_endofstorage; <text:s text:c="2"/>/* 容器内存的结束位置 */</text:p>
            <text:p text:style-name="P30">}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7134684" text:continue-numbering="true" text:style-name="WW8Num13">
        <text:list-item>
          <text:list>
            <text:list-item>
              <text:h text:style-name="P4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vec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4"/>
      <table:table table:name="Table23" table:style-name="Table23">
        <table:table-column table:style-name="Table23.A"/>
        <table:table-row>
          <table:table-cell table:style-name="Table23.A1" office:value-type="string">
            <text:p text:style-name="P30">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4"><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4"><text:tab/>cpvec_vector == NULL则函数的行为是未定义的，cpvec_vector指向的容器是经过初始化以后的vector容器，否则函数的行为是未定义的。</text:p>
      <text:p text:style-name="P24"/>
      <table:table table:name="Table25" table:style-name="Table25">
        <table:table-column table:style-name="Table25.A"/>
        <text:soft-page-break/>
        <table:table-row>
          <table:table-cell table:style-name="Table25.A1" office:value-type="string">
            <text:p text:style-name="P30">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4"><text:tab/>cpvec_vector == NULL则函数的行为是未定义的，cpvec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4"><text:tab/>cpvec_vector == NULL则函数的行为是未定义的，cpvec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4"><text:tab/>cpvec_vector == NULL则函数的行为是未定义的，cpvec_vector指向的容器是经过初始化以后的vector容器，否则函数的行为是未定义的。容量符合前面描述的算法。</text:p>
      <text:p text:style-name="P24"/>
      <table:table table:name="Table28" table:style-name="Table28">
        <table:table-column table:style-name="Table28.A"/>
        <table:table-row>
          <table:table-cell table:style-name="Table28.A1" office:value-type="string">
            <text:p text:style-name="P30">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4"><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4"/>
      <table:table table:name="Table35" table:style-name="Table35">
        <table:table-column table:style-name="Table35.A"/>
        <table:table-row>
          <table:table-cell table:style-name="Table35.A1" office:value-type="string">
            <text:p text:style-name="P30">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4"><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pvec_dest == cpvec_src，函数不执行任何操作。</text:p>
      <text:p text:style-name="P24"/>
      <table:table table:name="Table36" table:style-name="Table36">
        <table:table-column table:style-name="Table36.A"/>
        <table:table-row>
          <table:table-cell table:style-name="Table36.A1" office:value-type="string">
            <text:p text:style-name="P30">void vector_assign_elem(vector_t* pt_vector, size_t t_count, elem)</text:p>
          </table:table-cell>
        </table:table-row>
      </table:table>
      <text:p text:style-name="P11">描述：</text:p>
      <text:p text:style-name="P11"><text:tab/>使用指定的数据为vector容器赋值。</text:p>
      <text:p text:style-name="P11">参数：</text:p>
      <text:p text:style-name="P11"><text:tab/>pt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oft-page-break/><text:s text:c="4"/>vector_t* pt_vector, vector_iterator_t t_begin, vector_iterator_t t_end)</text:p>
          </table:table-cell>
        </table:table-row>
      </table:table>
      <text:p text:style-name="P11">描述：</text:p>
      <text:p text:style-name="P11"><text:tab/>使用指定范围的数据为vector容器赋值。</text:p>
      <text:p text:style-name="P11">参数：</text:p>
      <text:p text:style-name="P11"><text:tab/>pt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it_begin, it_end)是有效的范围并且保存的数据类型与vector容器中保存的数据类型相同，否则函数的行为是未定义的。</text:p>
      <text:p text:style-name="P24"/>
      <table:table table:name="Table38" table:style-name="Table38">
        <table:table-column table:style-name="Table38.A"/>
        <table:table-row>
          <table:table-cell table:style-name="Table38.A1" office:value-type="string">
            <text:p text:style-name="P30">void vector_swap(vector_t* pt_vectorfirst, vector_t* pt_vectorsecond);</text:p>
          </table:table-cell>
        </table:table-row>
      </table:table>
      <text:p text:style-name="P11">描述：</text:p>
      <text:p text:style-name="P11"><text:tab/>交换两个vector容器中的数据。</text:p>
      <text:p text:style-name="P11">参数：</text:p>
      <text:p text:style-name="P11"><text:tab/>pt_vectorfirst <text:tab/><text:tab/>指向vector容器的指针。</text:p>
      <text:p text:style-name="P11"><text:tab/>pt_vectorsecond<text:tab/>指向vector容器的指针。</text:p>
      <text:p text:style-name="P11">返回值：</text:p>
      <text:p text:style-name="P11"><text:tab/>无。</text:p>
      <text:p text:style-name="P11">注意：</text:p>
      <text:p text:style-name="P24"><text:tab/>pt_vectorfirst == NULL或者pt_vectorsecond == NULL则函数的行为是未定义的，pt_vectorfirst和pt_vectorsecond指向的容器是经过初始化以后的vector容器，否则函数的行为是未定义的。如果两个vector容器保存的数据类型不同，函数的行为是未定义的。</text:p>
      <text:p text:style-name="P24"/>
      <table:table table:name="Table39" table:style-name="Table39">
        <table:table-column table:style-name="Table39.A"/>
        <table:table-row>
          <table:table-cell table:style-name="Table39.A1" office:value-type="string">
            <text:p text:style-name="P30">void* vector_at(const vector_t* cpt_vector, size_t t_pos);</text:p>
          </table:table-cell>
        </table:table-row>
      </table:table>
      <text:p text:style-name="P11">描述：</text:p>
      <text:p text:style-name="P11"><text:tab/>通过下标随机访问vector容器中的数据。</text:p>
      <text:p text:style-name="P11">参数：</text:p>
      <text:p text:style-name="P11"><text:tab/>cpt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t_vector);</text:p>
          </table:table-cell>
        </table:table-row>
      </table:table>
      <text:p text:style-name="P11">描述：</text:p>
      <text:p text:style-name="P11"><text:tab/>访问vector中第一个数据。</text:p>
      <text:p text:style-name="P11"><text:soft-page-break/>参数：</text:p>
      <text:p text:style-name="P11"><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t_vector);</text:p>
          </table:table-cell>
        </table:table-row>
      </table:table>
      <text:p text:style-name="P11">描述：</text:p>
      <text:p text:style-name="P11"><text:tab/>访问vector中最后一个数据。</text:p>
      <text:p text:style-name="P11">参数：</text:p>
      <text:p text:style-name="P11"><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t_vector);</text:p>
          </table:table-cell>
        </table:table-row>
      </table:table>
      <text:p text:style-name="P11">描述：</text:p>
      <text:p text:style-name="P11"><text:tab/>获得指向vector容器开头的迭代器。</text:p>
      <text:p text:style-name="P11">参数：</text:p>
      <text:p text:style-name="P11"><text:tab/>cpt_vector <text:tab/><text:tab/>指向vector容器的指针。</text:p>
      <text:p text:style-name="P11">返回值：</text:p>
      <text:p text:style-name="P11"><text:tab/>返回指向vector容器开头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3" table:style-name="Table43">
        <table:table-column table:style-name="Table43.A"/>
        <table:table-row>
          <table:table-cell table:style-name="Table43.A1" office:value-type="string">
            <text:p text:style-name="P30">vector_iterator_t vector_end(const vector_t* cpt_vector);</text:p>
          </table:table-cell>
        </table:table-row>
      </table:table>
      <text:p text:style-name="P11">描述：</text:p>
      <text:p text:style-name="P11"><text:tab/>获得指向vector容器末尾的迭代器。</text:p>
      <text:p text:style-name="P11">参数：</text:p>
      <text:p text:style-name="P11"><text:tab/>cpt_vector <text:tab/><text:tab/>指向vector容器的指针。</text:p>
      <text:p text:style-name="P11">返回值：</text:p>
      <text:p text:style-name="P11"><text:tab/>返回指向vector容器末尾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vector_t* pt_vector, vector_iterator_t t_pos, elem)</text:p>
          </table:table-cell>
        </table:table-row>
      </table:table>
      <text:p text:style-name="P11"><text:soft-page-break/>描述：</text:p>
      <text:p text:style-name="P11"><text:tab/>向vector容器的指定位置插入数据。</text:p>
      <text:p text:style-name="P11">参数：</text:p>
      <text:p text:style-name="P11"><text:tab/>pt_vector <text:tab/>指向vector容器的指针。</text:p>
      <text:p text:style-name="P11"><text:tab/>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t_vector, vector_iterator_t t_pos, size_t t_count, elem)</text:p>
          </table:table-cell>
        </table:table-row>
      </table:table>
      <text:p text:style-name="P11">描述：</text:p>
      <text:p text:style-name="P11"><text:tab/>向vector容器的指定位置插入多个数据。</text:p>
      <text:p text:style-name="P11">参数：</text:p>
      <text:p text:style-name="P11"><text:tab/>pt_vector <text:tab/>指向vector容器的指针。</text:p>
      <text:p text:style-name="P11"><text:tab/>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t_vector, vector_iterator_t t_pos,vector_iterator_t t_begin,</text:p>
            <text:p text:style-name="P30"><text:s text:c="4"/>vector_iterator_t t_end);</text:p>
          </table:table-cell>
        </table:table-row>
      </table:table>
      <text:p text:style-name="P11">描述：</text:p>
      <text:p text:style-name="P11"><text:tab/>向vector容器的指定位置插入一个数据区间。</text:p>
      <text:p text:style-name="P11">参数：</text:p>
      <text:p text:style-name="P11"><text:tab/>pt_vector <text:tab/>指向vector容器的指针。</text:p>
      <text:p text:style-name="P11"><text:tab/>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text:soft-page-break/>行为是未定义的。t_pos是属于pt_vector并且是有效的迭代器，否则函数的行为是未定义的。[it_begin, it_end)保存的是与vector容器中保存的数据类型兼容的数据，并且[it_begin, it_end)必须是有效的数据区间，否则函数的行为是未定义的。</text:p>
      <text:p text:style-name="P24"/>
      <table:table table:name="Table47" table:style-name="Table47">
        <table:table-column table:style-name="Table47.A"/>
        <table:table-row>
          <table:table-cell table:style-name="Table47.A1" office:value-type="string">
            <text:p text:style-name="P30">void vector_push_back(vector_t* pt_vector, elem)</text:p>
          </table:table-cell>
        </table:table-row>
      </table:table>
      <text:p text:style-name="P11">描述：</text:p>
      <text:p text:style-name="P11"><text:tab/>向vector容器的末尾添加一个数据。</text:p>
      <text:p text:style-name="P11">参数：</text:p>
      <text:p text:style-name="P11"><text:tab/>pt_vector <text:tab/>指向vector容器的指针。</text:p>
      <text:p text:style-name="P11"><text:tab/>elem<text:tab/><text:tab/><text:tab/>要添加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t_vector);</text:p>
          </table:table-cell>
        </table:table-row>
      </table:table>
      <text:p text:style-name="P11">描述：</text:p>
      <text:p text:style-name="P11"><text:tab/>删除vector容器末尾添的一个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t_vector, vector_iterator_t t_pos);</text:p>
          </table:table-cell>
        </table:table-row>
      </table:table>
      <text:p text:style-name="P11">描述：</text:p>
      <text:p text:style-name="P11"><text:tab/>删除vector容器中指定位置的数据。</text:p>
      <text:p text:style-name="P11">参数：</text:p>
      <text:p text:style-name="P11"><text:tab/>pt_vector <text:tab/>指向vector容器的指针。</text:p>
      <text:p text:style-name="P11"><text:tab/>t_pos<text:tab/><text:tab/>要删除数据的位置。</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 text:c="4"/>vector_t* pt_vector, vector_iterator_t t_begin, vector_iterator_t t_end);</text:p>
          </table:table-cell>
        </table:table-row>
      </table:table>
      <text:p text:style-name="P11">描述：</text:p>
      <text:p text:style-name="P11"><text:soft-page-break/><text:tab/>删除vector容器中指定数据区间的数据。</text:p>
      <text:p text:style-name="P11">参数：</text:p>
      <text:p text:style-name="P11"><text:tab/>pt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t_vector);</text:p>
          </table:table-cell>
        </table:table-row>
      </table:table>
      <text:p text:style-name="P11">描述：</text:p>
      <text:p text:style-name="P11"><text:tab/>删除vector容器中所有的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t_vector, size_t t_resize);</text:p>
          </table:table-cell>
        </table:table-row>
      </table:table>
      <text:p text:style-name="P11">描述：</text:p>
      <text:p text:style-name="P11"><text:tab/>重新设置vector容器中数据的个数。</text:p>
      <text:p text:style-name="P11">参数：</text:p>
      <text:p text:style-name="P11"><text:tab/>pt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t_vector, size_t t_resize, elem)</text:p>
          </table:table-cell>
        </table:table-row>
      </table:table>
      <text:p text:style-name="P11">描述：</text:p>
      <text:p text:style-name="P11"><text:tab/>重新设置vector容器中数据的个数，使用elem填充。</text:p>
      <text:p text:style-name="P11">参数：</text:p>
      <text:p text:style-name="P11"><text:tab/>pt_vector <text:tab/>指向vector容器的指针。</text:p>
      <text:p text:style-name="P11"><text:tab/>t_resize<text:tab/><text:tab/>vector容器中数据的新的个数。</text:p>
      <text:p text:style-name="P11"><text:tab/>elem<text:tab/><text:tab/><text:tab/>填充的数据。</text:p>
      <text:p text:style-name="P11"><text:soft-page-break/>返回值：</text:p>
      <text:p text:style-name="P11"><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7147760" text:continue-numbering="true" text:style-name="WW8Num13">
        <text:list-item>
          <text:list>
            <text:list-item>
              <text:h text:style-name="P4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给以后的vector函数使用的。</text:p>
      <text:p text:style-name="P24"/>
      <table:table table:name="Table56" table:style-name="Table56">
        <table:table-column table:style-name="Table56.A"/>
        <text:soft-page-break/>
        <table:table-row>
          <table:table-cell table:style-name="Table56.A1" office:value-type="string">
            <text:p text:style-name="P30">bool_t _vector_iterator_equal(</text:p>
            <text:p text:style-name="P30"><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it_iter, void* pv_value);</text:p>
          </table:table-cell>
        </table:table-row>
      </table:table>
      <text:p text:style-name="P11">描述：</text:p>
      <text:p text:style-name="P11"><text:tab/>获得迭代器引用的数据。</text:p>
      <text:p text:style-name="P11"><text:soft-page-break/>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注意：</text:p>
      <text:p text:style-name="P24"><text:tab/>it_iter必须是属于vector的有效迭代器，否则函数的行为是未定义的。引用下一个数据的迭代器也必须是属于<text:soft-page-break/>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it_iter, int n_index);</text:p>
          </table:table-cell>
        </table:table-row>
      </table:table>
      <text:p text:style-name="P11">描述：</text:p>
      <text:p text:style-name="P11"><text:tab/>使用下标随机访问迭代器引用的数据。</text:p>
      <text:p text:style-name="P11"><text:soft-page-break/>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4"><text:tab/>it_first和it_second必须是属于同一个vector的有效迭代器，否则函数的行为是未定义的。当it_first &lt; it_econd 的时候返回值小于0，it_first == it_second时返回值等于0，it_first &gt; it_second时返回值大于0。</text:p>
      <text:list xml:id="list37138797" text:continue-numbering="true" text:style-name="WW8Num13">
        <text:list-item>
          <text:list>
            <text:list-item>
              <text:h text:style-name="P4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auxiliary</text:p>
          </table:table-cell>
          <table:table-cell table:style-name="表格46.B2" office:value-type="string">
            <text:p text:style-name="Table_20_Contents">为vector容器赋值的辅助函数。</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ext:soft-page-break/>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0">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4"><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0">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4"><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0">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3" table:style-name="Table133">
        <table:table-column table:style-name="Table133.A"/>
        <text:soft-page-break/>
        <table:table-row>
          <table:table-cell table:style-name="Table133.A1" office:value-type="string">
            <text:p text:style-name="P30">void _vector_init_elem_varg(</text:p>
            <text:p text:style-name="P30"><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0">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4"><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0">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0">void _vector_assign_elem_varg(</text:p>
            <text:p text:style-name="P30"><text:s text:c="4"/>vector_t* pvec_vector, size_t t_count, va_list val_elemlist);</text:p>
          </table:table-cell>
        </table:table-row>
      </table:table>
      <text:p text:style-name="P11">描述：</text:p>
      <text:p text:style-name="P11"><text:soft-page-break/><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0">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0">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0">void _vector_resize_elem(vector_t* pvec_vector, size_t t_resize, ...);</text:p>
          </table:table-cell>
        </table:table-row>
      </table:table>
      <text:p text:style-name="P11">描述：</text:p>
      <text:p text:style-name="P11"><text:tab/>重新设置vector容器中的数据个数，不足的部分使用指定数据填充。</text:p>
      <text:p text:style-name="P11">参数：</text:p>
      <text:p text:style-name="P11"><text:soft-page-break/><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0">void _vector_resize_elem_varg(</text:p>
            <text:p text:style-name="P30"><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4">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0">vector_iterator_t _vector_insert_n(</text:p>
            <text:p text:style-name="P30"><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3" table:style-name="Table143">
        <table:table-column table:style-name="Table143.A"/>
        <text:soft-page-break/>
        <table:table-row>
          <table:table-cell table:style-name="Table143.A1" office:value-type="string">
            <text:p text:style-name="P30">vector_iterator_t _vector_insert_n_varg(</text:p>
            <text:p text:style-name="P30"><text:s text:c="4"/>vector_t* pvec_vector, vector_iterator_t it_pos, size_t t_count,</text:p>
            <text:p text:style-name="P30"><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0">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4">注意：</text:p>
      <text:p text:style-name="P24"><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0">bool_t _vector_iterator_belong_to_vector(</text:p>
            <text:p text:style-name="P30"><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4"><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0">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迭代器。</text:p>
      <text:p text:style-name="P11">返回值：</text:p>
      <text:p text:style-name="P11"><text:tab/>如果两个vector中保存的数据类型相同返回true，否则返回false。</text:p>
      <text:p text:style-name="P11">注意：</text:p>
      <text:p text:style-name="P24"><text:tab/>如果cpvec_first == NULL或者cpvec_second == NULL，那么函数的行为是未定义的。两个vector容器必须是已经初始化或者使用create_vector创建的vector容器，否则函数的行为是未定义的。</text:p>
      <text:p text:style-name="P21"/>
      <table:table table:name="表格45" table:style-name="表格45">
        <table:table-column table:style-name="表格45.A"/>
        <table:table-row>
          <table:table-cell table:style-name="表格45.A1" office:value-type="string">
            <text:p text:style-name="P30">bool_t _vector_same_vector_iterator_type(</text:p>
            <text:p text:style-name="P30"><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4"><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0">bool_t _vector_get_varg_value_auxiliary(</text:p>
            <text:p text:style-name="P30"><text:s text:c="4"/>vector_t* pvec_vector, va_list val_elemlist, void* pv_varg);</text:p>
          </table:table-cell>
        </table:table-row>
      </table:table>
      <text:p text:style-name="P11">描述：</text:p>
      <text:p text:style-name="P11"><text:soft-page-break/><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0">bool_t _vector_destroy_varg_value_auxiliary(</text:p>
            <text:p text:style-name="P30"><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0">bool_t _vector_init_elem_range_auxiliary(</text:p>
            <text:p text:style-name="P30"><text:s text:c="4"/>vector_t* pvec_vector, char* pc_start, char* pc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c_start<text:tab/><text:tab/><text:tab/>初始化范围的开始。</text:p>
      <text:p text:style-name="P11"><text:tab/>pc_finish<text:tab/><text:tab/><text:tab/>初始化范围的末尾。</text:p>
      <text:p text:style-name="P11">返回值：</text:p>
      <text:p text:style-name="P11"><text:tab/>无。</text:p>
      <text:p text:style-name="P11">注意：</text:p>
      <text:p text:style-name="P24"><text:tab/>如果pvec_vector == NULL或者pc_start == NULL 或者 pc_finish == NULL，那么函数的行为是未定义的。如果pc_finish &lt; pc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0">bool_t _vector_is_created(const vector_t* cpvec_vector);</text:p>
          </table:table-cell>
        </table:table-row>
      </table:table>
      <text:p text:style-name="P11">描述：</text:p>
      <text:p text:style-name="P11"><text:tab/>测试vector是否是由create_vector创建的。</text:p>
      <text:p text:style-name="P11"><text:soft-page-break/>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4"><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0">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4"><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0">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list xml:id="list37151088" text:continue-numbering="true" text:style-name="WW8Num13">
        <text:list-item>
          <text:h text:style-name="P41" text:outline-level="1">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7142838" text:continue-numbering="true" text:style-name="WW8Num13">
        <text:list-item>
          <text:list>
            <text:list-item>
              <text:h text:style-name="P47"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text:soft-page-break/>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图 7.2 list容器的结构</text:p>
      <text:p text:style-name="P21"><text:soft-page-break/><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7143919" text:continue-numbering="true" text:style-name="WW8Num13">
        <text:list-item>
          <text:list>
            <text:list-item>
              <text:h text:style-name="P47"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37140096" text:continue-numbering="true" text:style-name="WW8Num13">
        <text:list-item>
          <text:list>
            <text:list-item>
              <text:h text:style-name="P47"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_alloc_t <text:s text:c="4"/>_t_allocato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7155587" text:continue-numbering="true" text:style-name="WW8Num13">
        <text:list-item>
          <text:list>
            <text:list-item>
              <text:h text:style-name="P47"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t_list);</text:p>
          </table:table-cell>
        </table:table-row>
      </table:table>
      <text:p text:style-name="P11">描述：</text:p>
      <text:p text:style-name="P11"><text:tab/>初始化一个空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t_list, size_t t_count);</text:p>
          </table:table-cell>
        </table:table-row>
      </table:table>
      <text:p text:style-name="P11">描述：</text:p>
      <text:p text:style-name="P11"><text:tab/>使用多个数据默认初始化list容器。</text:p>
      <text:p text:style-name="P11">参数：</text:p>
      <text:p text:style-name="P11"><text:tab/>p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t_list, size_t t_count, elem);</text:p>
          </table:table-cell>
        </table:table-row>
      </table:table>
      <text:p text:style-name="P11"><text:soft-page-break/>描述：</text:p>
      <text:p text:style-name="P11"><text:tab/>使用多个指定的数据初始化list容器。</text:p>
      <text:p text:style-name="P11">参数：</text:p>
      <text:p text:style-name="P11"><text:tab/>p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t_listdest, const list_t* cpt_listsrc);</text:p>
          </table:table-cell>
        </table:table-row>
      </table:table>
      <text:p text:style-name="P11">描述：</text:p>
      <text:p text:style-name="P11"><text:tab/>使用既存的list容器初始化另一个list容器。</text:p>
      <text:p text:style-name="P11">参数：</text:p>
      <text:p text:style-name="P11"><text:tab/>pt_listdest<text:tab/><text:tab/>指向被初始化list容器的指针。</text:p>
      <text:p text:style-name="P11"><text:tab/>cpt_listsrc<text:tab/><text:tab/>指向既存的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t_listdest, list_iterator_t t_begin, list_iterator_t t_end);</text:p>
          </table:table-cell>
        </table:table-row>
      </table:table>
      <text:p text:style-name="P11">描述：</text:p>
      <text:p text:style-name="P11"><text:tab/>使用指定的数据区间初始化另一个list容器。</text:p>
      <text:p text:style-name="P11">参数：</text:p>
      <text:p text:style-name="P11"><text:tab/>pt_listdest<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t_listdest == NULL则函数的行为是未定义的，list必须是通过create_list创建的否则函数的行为是未定义的。指定的数据区间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t_list);</text:p>
          </table:table-cell>
        </table:table-row>
      </table:table>
      <text:p text:style-name="P11">描述：</text:p>
      <text:p text:style-name="P11"><text:tab/>返回list容器中保存的数据的个数。</text:p>
      <text:p text:style-name="P11">参数：</text:p>
      <text:p text:style-name="P11"><text:tab/>cpt_list<text:tab/><text:tab/>指向list容器的指针。</text:p>
      <text:p text:style-name="P11">返回值：</text:p>
      <text:p text:style-name="P11"><text:tab/>list容器中保存的数据的个数。</text:p>
      <text:p text:style-name="P11">注意：</text:p>
      <text:p text:style-name="P24"><text:tab/>如果cp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t_list);</text:p>
          </table:table-cell>
        </table:table-row>
      </table:table>
      <text:p text:style-name="P11">描述：</text:p>
      <text:p text:style-name="P11"><text:tab/>测试list容器是否为空。</text:p>
      <text:p text:style-name="P11">参数：</text:p>
      <text:p text:style-name="P11"><text:tab/>cpt_list<text:tab/><text:tab/>指向list容器的指针。</text:p>
      <text:p text:style-name="P11">返回值：</text:p>
      <text:p text:style-name="P11"><text:tab/>如果list容器为空返回true，否则返回false。</text:p>
      <text:p text:style-name="P11">注意：</text:p>
      <text:p text:style-name="P24"><text:tab/>如果cp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t_list);</text:p>
          </table:table-cell>
        </table:table-row>
      </table:table>
      <text:p text:style-name="P11">描述：</text:p>
      <text:p text:style-name="P11"><text:tab/>返回list容器中能够保存的数据最大数量的可能值。</text:p>
      <text:p text:style-name="P11">参数：</text:p>
      <text:p text:style-name="P11"><text:tab/>cpt_list<text:tab/><text:tab/>指向list容器的指针。</text:p>
      <text:p text:style-name="P11">返回值：</text:p>
      <text:p text:style-name="P11"><text:tab/>返回list容器中能够保存的数据最大数量的可能值。</text:p>
      <text:p text:style-name="P11">注意：</text:p>
      <text:p text:style-name="P24"><text:tab/>如果cp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t_listfirst, const list_t* cpt_listsecond);</text:p>
          </table:table-cell>
        </table:table-row>
      </table:table>
      <text:p text:style-name="P11">描述：</text:p>
      <text:p text:style-name="P11"><text:soft-page-break/><text:tab/>测试两个list容器是否相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相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t_listfirst == cpt_listsecond那么返回true。</text:p>
      <text:p text:style-name="P21"/>
      <table:table table:name="Table84" table:style-name="Table84">
        <table:table-column table:style-name="Table84.A"/>
        <table:table-row>
          <table:table-cell table:style-name="Table84.A1" office:value-type="string">
            <text:p text:style-name="P30">bool_t list_not_equal(const list_t* cpt_listfirst, const list_t* cpt_listsecond);</text:p>
          </table:table-cell>
        </table:table-row>
      </table:table>
      <text:p text:style-name="P11">描述：</text:p>
      <text:p text:style-name="P11"><text:tab/>测试两个list容器是否不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不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t_listfirst == cpt_listsecond那么返回false。</text:p>
      <text:p text:style-name="P21"/>
      <table:table table:name="Table85" table:style-name="Table85">
        <table:table-column table:style-name="Table85.A"/>
        <table:table-row>
          <table:table-cell table:style-name="Table85.A1" office:value-type="string">
            <text:p text:style-name="P30">bool_t list_less(const list_t* cpt_listfirst, const list_t* cpt_listsecond);</text:p>
          </table:table-cell>
        </table:table-row>
      </table:table>
      <text:p text:style-name="P11">描述：</text:p>
      <text:p text:style-name="P11"><text:tab/>测试第一个list是否小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t_listfirst == cpt_listsecond那么返回false。</text:p>
      <text:p text:style-name="P21"/>
      <table:table table:name="Table86" table:style-name="Table86">
        <table:table-column table:style-name="Table86.A"/>
        <table:table-row>
          <table:table-cell table:style-name="Table86.A1" office:value-type="string">
            <text:p text:style-name="P30">bool_t list_less_equal(const list_t* cpt_listfirst, const list_t* cpt_listsecond);</text:p>
          </table:table-cell>
        </table:table-row>
      </table:table>
      <text:p text:style-name="P11">描述：</text:p>
      <text:p text:style-name="P11"><text:tab/>测试第一个list是否小于等于第二个list。</text:p>
      <text:p text:style-name="P11"><text:soft-page-break/>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7" table:style-name="Table87">
        <table:table-column table:style-name="Table87.A"/>
        <table:table-row>
          <table:table-cell table:style-name="Table87.A1" office:value-type="string">
            <text:p text:style-name="P30">bool_t list_greater(const list_t* cpt_listfirst, const list_t* cpt_listsecond);</text:p>
          </table:table-cell>
        </table:table-row>
      </table:table>
      <text:p text:style-name="P11">描述：</text:p>
      <text:p text:style-name="P11"><text:tab/>测试第一个list是否大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t_listfirst == cpt_list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t_listfirst, const list_t* cpt_listsecond);</text:p>
          </table:table-cell>
        </table:table-row>
      </table:table>
      <text:p text:style-name="P11">描述：</text:p>
      <text:p text:style-name="P11"><text:tab/>测试第一个list是否大于等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9" table:style-name="Table89">
        <table:table-column table:style-name="Table89.A"/>
        <table:table-row>
          <table:table-cell table:style-name="Table89.A1" office:value-type="string">
            <text:p text:style-name="P30">void list_assign(list_t* pt_listdest, const list_t* cpt_listsrc);</text:p>
          </table:table-cell>
        </table:table-row>
      </table:table>
      <text:p text:style-name="P11">描述：</text:p>
      <text:p text:style-name="P11"><text:tab/>使用一个list为另一个list赋值。</text:p>
      <text:p text:style-name="P11">参数：</text:p>
      <text:p text:style-name="P11"><text:soft-page-break/><text:tab/>pt_listdest<text:tab/><text:tab/>指向被赋值的list容器的指针。</text:p>
      <text:p text:style-name="P11"><text:tab/>cpt_listsrc<text:tab/><text:tab/>指向赋值的list容器的指针。</text:p>
      <text:p text:style-name="P11">返回值：</text:p>
      <text:p text:style-name="P11"><text:tab/>无。</text:p>
      <text:p text:style-name="P11">注意：</text:p>
      <text:p text:style-name="P24"><text:tab/>如果pt_listfdest == NULL或者cpt_listsrc == NULL则函数的行为是未定义的，两个list必须已经初始化的，否则函数的行为是未定义的。两个list容器中保存的数据类型不同函数的行为是未定义的。如果cpt_listfirst == cpt_listsecond那么函数不做任何动作。</text:p>
      <text:p text:style-name="P21"/>
      <table:table table:name="Table90" table:style-name="Table90">
        <table:table-column table:style-name="Table90.A"/>
        <table:table-row>
          <table:table-cell table:style-name="Table90.A1" office:value-type="string">
            <text:p text:style-name="P30">void list_assign_elem(list_t* pt_list, size_t t_count, elem);</text:p>
          </table:table-cell>
        </table:table-row>
      </table:table>
      <text:p text:style-name="P11">描述：</text:p>
      <text:p text:style-name="P11"><text:tab/>使用指定的数据为list赋值。</text:p>
      <text:p text:style-name="P11">参数：</text:p>
      <text:p text:style-name="P11"><text:tab/>p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t_listf ==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t_list, list_iterator_t t_begin, list_iterator_t t_end);</text:p>
          </table:table-cell>
        </table:table-row>
      </table:table>
      <text:p text:style-name="P11">描述：</text:p>
      <text:p text:style-name="P11"><text:tab/>使用指定的数据区间为list赋值。</text:p>
      <text:p text:style-name="P11">参数：</text:p>
      <text:p text:style-name="P11"><text:tab/>p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text:p>
      <text:p text:style-name="P21"/>
      <table:table table:name="Table92" table:style-name="Table92">
        <table:table-column table:style-name="Table92.A"/>
        <table:table-row>
          <table:table-cell table:style-name="Table92.A1" office:value-type="string">
            <text:p text:style-name="P30">void list_swap(list_t* pt_listfirst, list_t* pt_listsecond);</text:p>
          </table:table-cell>
        </table:table-row>
      </table:table>
      <text:p text:style-name="P11">描述：</text:p>
      <text:p text:style-name="P11"><text:tab/>交换两个list容器。</text:p>
      <text:p text:style-name="P11">参数：</text:p>
      <text:p text:style-name="P11"><text:tab/>pt_listfirst<text:tab/><text:tab/>指向list容器的指针。</text:p>
      <text:p text:style-name="P11"><text:soft-page-break/><text:tab/>pt_listsecond<text:tab/><text:tab/>指向list容器的指针。</text:p>
      <text:p text:style-name="P11">返回值：</text:p>
      <text:p text:style-name="P11"><text:tab/>无。</text:p>
      <text:p text:style-name="P11">注意：</text:p>
      <text:p text:style-name="P24"><text:tab/>如果pt_listfirst == NULL或者pt_listsecond == NULL则函数的行为是未定义的，两个list容器必须已经初始化的，否则函数的行为是未定义的。两个list容器中保存的数据类型必须是一致的，否则函数的行为是未定义的。</text:p>
      <text:p text:style-name="P21"/>
      <table:table table:name="Table93" table:style-name="Table93">
        <table:table-column table:style-name="Table93.A"/>
        <table:table-row>
          <table:table-cell table:style-name="Table93.A1" office:value-type="string">
            <text:p text:style-name="P30">void* list_front(const list_t* cpt_list);</text:p>
          </table:table-cell>
        </table:table-row>
      </table:table>
      <text:p text:style-name="P11">描述：</text:p>
      <text:p text:style-name="P11"><text:tab/>访问list容器中的第一个数据</text:p>
      <text:p text:style-name="P11">参数：</text:p>
      <text:p text:style-name="P11"><text:tab/>cpt_list<text:tab/><text:tab/>指向list容器的指针。</text:p>
      <text:p text:style-name="P11">返回值：</text:p>
      <text:p text:style-name="P11"><text:tab/>指向list容器中第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t_list);</text:p>
          </table:table-cell>
        </table:table-row>
      </table:table>
      <text:p text:style-name="P11">描述：</text:p>
      <text:p text:style-name="P11"><text:tab/>访问list容器中的最后一个数据</text:p>
      <text:p text:style-name="P11">参数：</text:p>
      <text:p text:style-name="P11"><text:tab/>cpt_list<text:tab/><text:tab/>指向list容器的指针。</text:p>
      <text:p text:style-name="P11">返回值：</text:p>
      <text:p text:style-name="P11"><text:tab/>指向list容器中最后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t_list);</text:p>
          </table:table-cell>
        </table:table-row>
      </table:table>
      <text:p text:style-name="P11">描述：</text:p>
      <text:p text:style-name="P11"><text:tab/>获得引用list容器中第一数据的迭代器。</text:p>
      <text:p text:style-name="P11">参数：</text:p>
      <text:p text:style-name="P11"><text:tab/>cpt_list<text:tab/><text:tab/>指向list容器的指针。</text:p>
      <text:p text:style-name="P11">返回值：</text:p>
      <text:p text:style-name="P11"><text:tab/>返回引用list容器中第一个数据的迭代器。</text:p>
      <text:p text:style-name="P11">注意：</text:p>
      <text:p text:style-name="P24"><text:tab/>如果cpt_list == NULL则函数的行为是未定义的，list容器必须已经初始化的，否则函数的行为是未定义的。</text:p>
      <text:p text:style-name="P21"/>
      <table:table table:name="Table96" table:style-name="Table96">
        <table:table-column table:style-name="Table96.A"/>
        <table:table-row>
          <table:table-cell table:style-name="Table96.A1" office:value-type="string">
            <text:p text:style-name="P30">list_iterator_t list_end(const list_t* cpt_list);</text:p>
          </table:table-cell>
        </table:table-row>
      </table:table>
      <text:p text:style-name="P11">描述：</text:p>
      <text:p text:style-name="P11"><text:tab/>获得引用list容器末尾的迭代器。</text:p>
      <text:p text:style-name="P11"><text:soft-page-break/>参数：</text:p>
      <text:p text:style-name="P11"><text:tab/>cpt_list<text:tab/><text:tab/>指向list容器的指针。</text:p>
      <text:p text:style-name="P11">返回值：</text:p>
      <text:p text:style-name="P11"><text:tab/>返回引用list容器末尾的迭代器。</text:p>
      <text:p text:style-name="P11">注意：</text:p>
      <text:p text:style-name="P24"><text:tab/>如果cp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t_list, list_iterator_t t_pos, elem);</text:p>
          </table:table-cell>
        </table:table-row>
      </table:table>
      <text:p text:style-name="P11">描述：</text:p>
      <text:p text:style-name="P11"><text:tab/>在list容器的指定位置插入数据。</text:p>
      <text:p text:style-name="P11">参数：</text:p>
      <text:p text:style-name="P11"><text:tab/>pt_list<text:tab/><text:tab/>指向list容器的指针。</text:p>
      <text:p text:style-name="P11"><text:tab/>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t_list, list_iterator_t t_pos, size_t t_count, elem);</text:p>
          </table:table-cell>
        </table:table-row>
      </table:table>
      <text:p text:style-name="P11">描述：</text:p>
      <text:p text:style-name="P11"><text:tab/>在list容器的指定位置插入多个数据。</text:p>
      <text:p text:style-name="P11">参数：</text:p>
      <text:p text:style-name="P11"><text:tab/>pt_list<text:tab/><text:tab/>指向list容器的指针。</text:p>
      <text:p text:style-name="P11"><text:tab/>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t_list, list_iterator_t t_pos,</text:p>
            <text:p text:style-name="P30"><text:s text:c="4"/>list_iterator_t t_begin, list_iterator_t t_end);</text:p>
          </table:table-cell>
        </table:table-row>
      </table:table>
      <text:p text:style-name="P11">描述：</text:p>
      <text:p text:style-name="P11"><text:tab/>在list容器的指定位置插入一个数据区间。</text:p>
      <text:p text:style-name="P11"><text:soft-page-break/>参数：</text:p>
      <text:p text:style-name="P11"><text:tab/>pt_list<text:tab/><text:tab/>指向list容器的指针。</text:p>
      <text:p text:style-name="P11"><text:tab/>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it_begin, it_end)必须是有效的数据区间，否则函数的行为是未定义的，[it_begin, it_end)中保存的数据类型与list中保存的数据类型一致，否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t_list, elem);</text:p>
          </table:table-cell>
        </table:table-row>
      </table:table>
      <text:p text:style-name="P11">描述：</text:p>
      <text:p text:style-name="P11"><text:tab/>向list末尾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参数：</text:p>
      <text:p text:style-name="P11"><text:tab/>pt_list<text:tab/><text:tab/>指向list容器的指针。</text:p>
      <text:p text:style-name="P11"><text:soft-page-break/>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t_list);</text:p>
          </table:table-cell>
        </table:table-row>
      </table:table>
      <text:p text:style-name="P11">描述：</text:p>
      <text:p text:style-name="P11"><text:tab/>删除list容器中的第一个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t_pos);</text:p>
          </table:table-cell>
        </table:table-row>
      </table:table>
      <text:p text:style-name="P11">描述：</text:p>
      <text:p text:style-name="P11"><text:tab/>删除list容器中指定位置的数据。</text:p>
      <text:p text:style-name="P11">参数：</text:p>
      <text:p text:style-name="P11"><text:tab/>p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t_pos是属于p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t_list, list_iterator_t t_begin, list_iterator_t t_end);</text:p>
          </table:table-cell>
        </table:table-row>
      </table:table>
      <text:p text:style-name="P11">描述：</text:p>
      <text:p text:style-name="P11"><text:tab/>删除list容器中指定数据区间的数据。</text:p>
      <text:p text:style-name="P11">参数：</text:p>
      <text:p text:style-name="P11"><text:tab/>p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it_begin, it_end)是属于pt_list的有效的数据区间，否则函数的行为是未定义的。</text:p>
      <text:p text:style-name="P21"><text:soft-page-break/></text:p>
      <table:table table:name="Table106" table:style-name="Table106">
        <table:table-column table:style-name="Table106.A"/>
        <table:table-row>
          <table:table-cell table:style-name="Table106.A1" office:value-type="string">
            <text:p text:style-name="P30">void list_remove(list_t* pt_list, elem);</text:p>
          </table:table-cell>
        </table:table-row>
      </table:table>
      <text:p text:style-name="P11">描述：</text:p>
      <text:p text:style-name="P11"><text:tab/>删除list容器中指定的数据。</text:p>
      <text:p text:style-name="P11">参数：</text:p>
      <text:p text:style-name="P11"><text:tab/>pt_list<text:tab/><text:tab/>指向list容器的指针。</text:p>
      <text:p text:style-name="P11"><text:tab/>elem<text:tab/><text:tab/><text:tab/>要删除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t_list, unary_function_t t_unary_op);</text:p>
          </table:table-cell>
        </table:table-row>
      </table:table>
      <text:p text:style-name="P11">描述：</text:p>
      <text:p text:style-name="P11"><text:tab/>删除list容器中符合条件的数据。</text:p>
      <text:p text:style-name="P11">参数：</text:p>
      <text:p text:style-name="P11"><text:tab/>pt_list<text:tab/><text:tab/>指向list容器的指针。</text:p>
      <text:p text:style-name="P11"><text:tab/>t_unary_op<text:tab/>删除数据的条件。</text:p>
      <text:p text:style-name="P11">返回值：</text:p>
      <text:p text:style-name="P11"><text:tab/>无。</text:p>
      <text:p text:style-name="P11">注意：</text:p>
      <text:p text:style-name="P24"><text:tab/>如果pt_list == NULL则函数的行为是未定义的，list容器必须已经初始化的，否则函数的行为是未定义的。t_unary_op是一个一元谓词。</text:p>
      <text:p text:style-name="P21"/>
      <table:table table:name="Table108" table:style-name="Table108">
        <table:table-column table:style-name="Table108.A"/>
        <table:table-row>
          <table:table-cell table:style-name="Table108.A1" office:value-type="string">
            <text:p text:style-name="P30">void list_resize(list_t* pt_list, size_t t_resize);</text:p>
          </table:table-cell>
        </table:table-row>
      </table:table>
      <text:p text:style-name="P11">描述：</text:p>
      <text:p text:style-name="P11"><text:tab/>重新设置list中数据的数量。</text:p>
      <text:p text:style-name="P11">参数：</text:p>
      <text:p text:style-name="P11"><text:tab/>p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t_list, size_t t_resize, elem);</text:p>
          </table:table-cell>
        </table:table-row>
      </table:table>
      <text:p text:style-name="P11">描述：</text:p>
      <text:p text:style-name="P11"><text:tab/>重新设置list中数据的数量，超出的部分使用elem来填充。</text:p>
      <text:p text:style-name="P11">参数：</text:p>
      <text:p text:style-name="P11"><text:soft-page-break/><text:tab/>p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t_list);</text:p>
          </table:table-cell>
        </table:table-row>
      </table:table>
      <text:p text:style-name="P11">描述：</text:p>
      <text:p text:style-name="P11"><text:tab/>删除list中全部的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t_list);</text:p>
          </table:table-cell>
        </table:table-row>
      </table:table>
      <text:p text:style-name="P11">描述：</text:p>
      <text:p text:style-name="P11"><text:tab/>使list容器中的数据唯一。</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t_list, binary_function_t t_binary_op);</text:p>
          </table:table-cell>
        </table:table-row>
      </table:table>
      <text:p text:style-name="P11">描述：</text:p>
      <text:p text:style-name="P11"><text:tab/>使list容器中的符合条件的数据唯一。</text:p>
      <text:p text:style-name="P11">参数：</text:p>
      <text:p text:style-name="P11"><text:tab/>pt_list<text:tab/><text:tab/>指向list容器的指针。</text:p>
      <text:p text:style-name="P11"><text:tab/>t_binary_op<text:tab/>使数据唯一的条件。</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符合条件的数据的后面一个，但是不相邻的数据则不删除。t_binary_op是二元谓词。</text:p>
      <text:p text:style-name="P21"><text:soft-page-break/></text:p>
      <table:table table:name="Table113" table:style-name="Table113">
        <table:table-column table:style-name="Table113.A"/>
        <table:table-row>
          <table:table-cell table:style-name="Table113.A1" office:value-type="string">
            <text:p text:style-name="P30">void list_splice(list_t* pt_list, list_iterator_t t_pos, list_t* pt_listsrc);</text:p>
          </table:table-cell>
        </table:table-row>
      </table:table>
      <text:p text:style-name="P11">描述：</text:p>
      <text:p text:style-name="P11"><text:tab/>将既存list中的全部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否则函数的行为是未定义的。pt_listsrc中保存的数据是与pt_list中保存的数据类型一致，否则函数的行为是未定义的。当pt_list == pt_listsrc时，函数的行为是未定义的。</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t_list, list_iterator_t t_pos, </text:p>
            <text:p text:style-name="P30"><text:s text:c="4"/>list_t* pt_listsrc, list_iterator_t t_possrc);</text:p>
          </table:table-cell>
        </table:table-row>
      </table:table>
      <text:p text:style-name="P11">描述：</text:p>
      <text:p text:style-name="P11"><text:tab/>将既存list中的指定位置的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tab/>it_possrc<text:tab/><text:tab/>转移数据的位置。</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possrc是属于pt_listsrc的有效迭代器，否则函数的行为是未定义的。pt_listsrc中保存的数据是与pt_list中保存的数据类型一致，否则函数的行为是未定义的。当pt_list == pt_listsrc时，并且it_pos == it_possrc或者it_pos == ++it_pos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t_list, list_iterator_t t_pos, </text:p>
            <text:p text:style-name="P30"><text:s text:c="4"/>list_t* pt_listsrc, list_iterator_t t_begin, list_iterator_t t_end);</text:p>
          </table:table-cell>
        </table:table-row>
      </table:table>
      <text:p text:style-name="P11">描述：</text:p>
      <text:p text:style-name="P11"><text:tab/>将既存list中的指定的数据区间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soft-page-break/><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begin, it_end)是属于pt_listsrc的有效数据区间，否则函数的行为是未定义的。pt_listsrc中保存的数据是与pt_list中保存的数据类型一致，否则函数的行为是未定义的。it_pos 不能属于[it_begin, it_end)，否则函数的行为是未定义的。当pt_list == pt_listsrc时，并且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t_list);</text:p>
          </table:table-cell>
        </table:table-row>
      </table:table>
      <text:p text:style-name="P11">描述：</text:p>
      <text:p text:style-name="P11"><text:tab/>将list中的数据按照由小到大的顺序排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t_binary_op);</text:p>
          </table:table-cell>
        </table:table-row>
      </table:table>
      <text:p text:style-name="P11">描述：</text:p>
      <text:p text:style-name="P11"><text:tab/>将list中的数据按照指定的规则排序。</text:p>
      <text:p text:style-name="P11">参数：</text:p>
      <text:p text:style-name="P11"><text:tab/>pt_list<text:tab/><text:tab/>指向list容器的指针。</text:p>
      <text:p text:style-name="P11"><text:tab/>t_binary_op<text:tab/>排序规则。</text:p>
      <text:p text:style-name="P11">返回值：</text:p>
      <text:p text:style-name="P11"><text:tab/>无。</text:p>
      <text:p text:style-name="P11">注意：</text:p>
      <text:p text:style-name="P24"><text:tab/>如果pt_list == NULL则函数的行为是未定义的，list容器必须已经初始化的，否则函数的行为是未定义的。t_binary_op是一个表示比较的二元谓词。</text:p>
      <text:p text:style-name="P21"/>
      <table:table table:name="Table118" table:style-name="Table118">
        <table:table-column table:style-name="Table118.A"/>
        <table:table-row>
          <table:table-cell table:style-name="Table118.A1" office:value-type="string">
            <text:p text:style-name="P30">void list_merge(list_t* pt_listdest, list_t* pt_listsrc);</text:p>
          </table:table-cell>
        </table:table-row>
      </table:table>
      <text:p text:style-name="P11">描述：</text:p>
      <text:p text:style-name="P11"><text:tab/>将两个有序的list合并。</text:p>
      <text:p text:style-name="P11">参数：</text:p>
      <text:p text:style-name="P11"><text:tab/>pt_listdest<text:tab/><text:tab/>指向list容器的指针。</text:p>
      <text:p text:style-name="P11"><text:tab/>pt_listsrc<text:tab/><text:tab/><text:tab/>指向list容器的指针。</text:p>
      <text:p text:style-name="P11">返回值：</text:p>
      <text:p text:style-name="P11"><text:tab/>无。</text:p>
      <text:p text:style-name="P11">注意：</text:p>
      <text:p text:style-name="P24"><text:soft-page-break/><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t_listdest == pt_listsrc则函数的行为是未定义的。</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t_listdest, list_t* pt_listsrc, binary_function_t t_binary_op);</text:p>
          </table:table-cell>
        </table:table-row>
      </table:table>
      <text:p text:style-name="P11">描述：</text:p>
      <text:p text:style-name="P11"><text:tab/>将两个按照指定规则排序的list合并。</text:p>
      <text:p text:style-name="P11">参数：</text:p>
      <text:p text:style-name="P11"><text:tab/>pt_listdest<text:tab/><text:tab/>指向list容器的指针。</text:p>
      <text:p text:style-name="P11"><text:tab/>pt_listsrc<text:tab/><text:tab/><text:tab/>指向list容器的指针。</text:p>
      <text:p text:style-name="P11"><text:tab/>t_binary_op<text:tab/><text:tab/>指定的排序规则。</text:p>
      <text:p text:style-name="P11">返回值：</text:p>
      <text:p text:style-name="P11"><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t_binary_op规则排序的，否则函数的行为是未定义的。如果pt_listdest == pt_listsrc则函数的行为是未定义的。t_binary_op是表示排序规则的二元谓词。</text:p>
      <text:p text:style-name="P21"/>
      <table:table table:name="Table120" table:style-name="Table120">
        <table:table-column table:style-name="Table120.A"/>
        <table:table-row>
          <table:table-cell table:style-name="Table120.A1" office:value-type="string">
            <text:p text:style-name="P30">void list_reverse(list_t* pt_list);</text:p>
          </table:table-cell>
        </table:table-row>
      </table:table>
      <text:p text:style-name="P11">描述：</text:p>
      <text:p text:style-name="P11"><text:tab/>将list中的数据逆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ext:list xml:id="list37139993" text:continue-numbering="true" text:style-name="WW8Num13">
        <text:list-item>
          <text:list>
            <text:list-item>
              <text:h text:style-name="P4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ext:soft-page-break/>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tab/>无。</text:p>
      <text:p text:style-name="P11">注意：</text:p>
      <text:p text:style-name="P24"><text:soft-page-break/><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t_iterfirst, list_iterator_t t_itersecond);</text:p>
          </table:table-cell>
        </table:table-row>
      </table:table>
      <text:p text:style-name="P11">描述：</text:p>
      <text:p text:style-name="P11"><text:tab/>测试两个迭代器是否相等。</text:p>
      <text:p text:style-name="P11">参数：</text:p>
      <text:p text:style-name="P11"><text:tab/>it_iterfirst<text:tab/><text:tab/>list迭代器。</text:p>
      <text:p text:style-name="P11"><text:soft-page-break/><text:tab/>it_iter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t_iterfirst, list_iterator_t t_iter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iterfirst引用的数据在it_itersecond前面那么结果小于0，it_iterfirst引用的数据在it_itersecond后面那么结果大于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t_iterfirst, list_iterator_t t_itersecond);</text:p>
          </table:table-cell>
        </table:table-row>
      </table:table>
      <text:p text:style-name="P11">描述：</text:p>
      <text:p text:style-name="P11"><text:tab/>测试第一个迭代器是否在第二个迭代器的前面。</text:p>
      <text:p text:style-name="P11">参数：</text:p>
      <text:p text:style-name="P11"><text:tab/>it_iterfirst<text:tab/><text:tab/>list迭代器。</text:p>
      <text:p text:style-name="P11"><text:tab/>it_iter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37145885" text:continue-numbering="true" text:style-name="WW8Num13">
        <text:list-item>
          <text:list>
            <text:list-item>
              <text:h text:style-name="P45" text:outline-level="2">内部和辅助接口</text:h>
            </text:list-item>
          </text:list>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37145273" text:continue-numbering="true" text:style-name="WW8Num13">
        <text:list-item>
          <text:h text:style-name="P41" text:outline-level="1">libcstl 2.1<text:span text:style-name="T20">更新</text:span></text:h>
          <text:list>
            <text:list-item>
              <text:h text:style-name="P47" text:outline-level="2"><text:span text:style-name="T6">libcstl 2.1</text:span><text:span text:style-name="T3">新特性</text:span></text:h>
            </text:list-item>
          </text:list>
        </text:list-item>
      </text:list>
      <text:list xml:id="list37120764" text:style-name="L1">
        <text:list-item>
          <text:p text:style-name="P37">容器迭代器的互操作性，一种容器可以使用另一种容器的迭代器，只要两种容器中保存的数据类型相同。</text:p>
        </text:list-item>
        <text:list-item>
          <text:p text:style-name="P37">增加使用数组初始化容器的接口。</text:p>
        </text:list-item>
        <text:list-item>
          <text:p text:style-name="P37">增加版本标识宏libcstl 2.1.0为CSTL_VERSION 20100 CSTL_MAJOR_VERSION 2 CSTL_MINOR_VERSION 1 CSTL_REVISION_VERSION 0</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34665" text:continue-list="list37145273" text:style-name="WW8Num13">
        <text:list-item>
          <text:list>
            <text:list-item>
              <text:h text:style-name="P47" text:outline-level="2"><text:span text:style-name="T6">libcstl 2.1</text:span><text:span text:style-name="T3">改善</text:span></text:h>
            </text:list-item>
          </text:list>
        </text:list-item>
      </text:list>
      <text:list xml:id="list37114604" text:style-name="L2">
        <text:list-item>
          <text:p text:style-name="P38">容器初始化后占用的内存过大。在2.1中间内存管理作为可选项使用。默认不使用内存管理。</text:p>
        </text:list-item>
        <text:list-item>
          <text:p text:style-name="P38">vector容器在添加少量数据的时候重新飞配的内存太小，导致后续的操作很快就用完了预留的内存。</text:p>
        </text:list-item>
        <text:list-item>
          <text:p text:style-name="P38">增加容错的处理，减少外部接口的未定义情况，加强一致性有必要时要增加未定义的情况。</text:p>
        </text:list-item>
        <text:list-item>
          <text:p text:style-name="P38">添加VS2010的工程。</text:p>
        </text:list-item>
        <text:list-item>
          <text:p text:style-name="P38">有内存泄漏的情况，每次500~1k左右。</text:p>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list xml:id="list37136885" text:continue-list="list37134665" text:style-name="WW8Num13">
        <text:list-item>
          <text:list>
            <text:list-item>
              <text:h text:style-name="P47" text:outline-level="2"><text:span text:style-name="T6">libcstl 2.1</text:span><text:span text:style-name="T3">代码的优化</text:span></text:h>
            </text:list-item>
          </text:list>
        </text:list-item>
      </text:list>
      <text:list xml:id="list37141392" text:continue-list="list37114604" text:style-name="L2">
        <text:list-item>
          <text:p text:style-name="P38">使用现有的算法实现部分容器接口的实现，这样减少代码的重复。</text:p>
        </text:list-item>
        <text:list-item>
          <text:p text:style-name="P38">在同一容器中尽量使用同一算法来实现不同的接口。例如实现删除操作的有多个接口，可以提供一个删除操作的接口然后将它包装成多个接口。</text:p>
        </text:list-item>
        <text:list-item>
          <text:p text:style-name="P38">调整代码结构，将实现代码从一个文件中拆分出来，减小c文件的大小。</text:p>
        </text:list-item>
        <text:list-item>
          <text:p text:style-name="P38">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38">在对于容器和数据区间之间进行操作的情况，尤其要考虑数据区间输入容器的时候的特殊处理。</text:p>
        </text:list-item>
        <text:list-item>
          <text:p text:style-name="P38">修改各个容器的create_xxxx_iterator()接口，将这个接口改为迭代器内部接口_create_xxxx_iterator()。</text:p>
        </text:list-item>
        <text:list-item>
          <text:p text:style-name="P38">修改代码实现，是代码符合编码规范以及命名规则。</text:p>
        </text:list-item>
        <text:list-item>
          <text:p text:style-name="P38">将有符号的int类型都改成有符号的long类型以适应64位环境。</text:p>
        </text:list-item>
        <text:list-item>
          <text:p text:style-name="P38">修改根目录下的Makefile.am，将LICENSE发布。或者改成COPYING。</text:p>
        </text:list-item>
        <text:list-item>
          <text:p text:style-name="P38">使用gcov或者gprof对代码进行优化。使用valgrind和vld进行内存泄漏检查。使用pclint进行代码静态检查。</text:p>
        </text:list-item>
        <text:list-item>
          <text:p text:style-name="P38">将代码中函数名统一，辅助函数也要以相应的容器或者算法为前缀。函数参数也要符合编码规范。</text:p>
        </text:list-item>
        <text:list-item>
          <text:p text:style-name="P38">制定一个工程规范规范。</text:p>
        </text:list-item>
        <text:list-item>
          <text:p text:style-name="P38">对于操作数据区间的接口函数，尤其要注意数据区间属于当前容器是的处理。如果list_insert_range(pt_list, t_pos, it_begin, it_end);当[it_begin, it_end)属于pt_list的时候的处理要注意。</text:p>
        </text:list-item>
        <text:list-item>
          <text:p text:style-name="P38">对于接口中未定义的行为，debug版本的库都要触发断言。</text:p>
        </text:list-item>
        <text:list-item>
          <text:p text:style-name="P38">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38">为容器的初始化函数增加检查是否容器是使用create函数创建的，为其他的函数检查容器是否是已经初始化的，destroy函数可以销毁创建和初始化的容器。</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7147101" text:continue-list="list37136885" text:style-name="WW8Num13">
        <text:list-item>
          <text:h text:style-name="P41"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2-07T17:02:54.64</dc:date>
    <meta:editing-cycles>1493</meta:editing-cycles>
    <meta:editing-duration>PT268H47M51S</meta:editing-duration>
    <meta:generator>OpenOffice.org/3.2$Win32 OpenOffice.org_project/320m18$Build-9502</meta:generator>
    <dc:creator>Wang Bo</dc:creator>
    <meta:document-statistic meta:table-count="197" meta:image-count="27" meta:object-count="0" meta:page-count="107" meta:paragraph-count="2829" meta:word-count="23667" meta:character-count="86372"/>
  </office:meta>
</office:document-meta>
</file>